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0000000403758F02E.png" manifest:media-type="image/png"/>
  <manifest:file-entry manifest:full-path="Pictures/10000201000003FF000003F19354B228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13in" style:rel-width="50%" fo:break-before="column" table:align="center"/>
    </style:style>
    <style:style style:name="Tableau1.A" style:family="table-column">
      <style:table-column-properties style:column-width="1.3313in" style:rel-column-width="1211*"/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1.3313in" style:rel-width="50%" table:align="center"/>
    </style:style>
    <style:style style:name="Tableau2.A" style:family="table-column">
      <style:table-column-properties style:column-width="1.3313in" style:rel-column-width="1211*"/>
    </style:style>
    <style:style style:name="Tableau2.A1" style:family="table-cell">
      <style:table-cell-properties fo:background-color="transparent" fo:padding="0.0382in" fo:border="none">
        <style:background-image/>
      </style:table-cell-properties>
    </style:style>
    <style:style style:name="Tableau4" style:family="table">
      <style:table-properties style:width="6.925in" table:align="margins" style:shadow="none"/>
    </style:style>
    <style:style style:name="Tableau4.A" style:family="table-column">
      <style:table-column-properties style:column-width="0.3819in" style:rel-column-width="550*"/>
    </style:style>
    <style:style style:name="Tableau4.B" style:family="table-column">
      <style:table-column-properties style:column-width="6.5431in" style:rel-column-width="9422*"/>
    </style:style>
    <style:style style:name="Tableau4.A1" style:family="table-cell">
      <style:table-cell-properties fo:padding="0.0382in" fo:border="none"/>
    </style:style>
    <style:style style:name="Tableau3" style:family="table">
      <style:table-properties style:width="6.9271in" fo:margin-left="0in" table:align="left" style:shadow="none"/>
    </style:style>
    <style:style style:name="Tableau3.A" style:family="table-column">
      <style:table-column-properties style:column-width="0.3819in"/>
    </style:style>
    <style:style style:name="Tableau3.B" style:family="table-column">
      <style:table-column-properties style:column-width="6.5451in"/>
    </style:style>
    <style:style style:name="Tableau3.A1" style:family="table-cell">
      <style:table-cell-properties fo:padding="0.0382in" fo:border="none"/>
    </style:style>
    <style:style style:name="Tableau5" style:family="table">
      <style:table-properties style:width="6.9271in" fo:margin-left="0in" table:align="left" style:shadow="none"/>
    </style:style>
    <style:style style:name="Tableau5.A" style:family="table-column">
      <style:table-column-properties style:column-width="4.4188in"/>
    </style:style>
    <style:style style:name="Tableau5.B" style:family="table-column">
      <style:table-column-properties style:column-width="2.5083in"/>
    </style:style>
    <style:style style:name="Tableau5.A1" style:family="table-cell">
      <style:table-cell-properties fo:padding="0.0382in" fo:border="none"/>
    </style:style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reak-before="column" fo:padding="0.0799in" fo:border="0.06pt solid #cccccc" style:shadow="none"/>
    </style:style>
    <style:style style:name="P3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</style:style>
    <style:style style:name="P4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6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/>
    </style:style>
    <style:style style:name="P7" style:family="paragraph" style:parent-style-name="Text_20_body">
      <style:paragraph-properties fo:margin-left="0in" fo:margin-right="-0.5091in" fo:text-align="center" style:justify-single-word="false" fo:text-indent="0in" style:auto-text-indent="false" fo:background-color="transparent">
        <style:tab-stops>
          <style:tab-stop style:position="4.4909in" style:type="center"/>
          <style:tab-stop style:position="4.7453in" style:type="center"/>
        </style:tab-stops>
        <style:drop-cap style:lines="3"/>
        <style:background-image/>
      </style:paragraph-properties>
      <style:text-properties style:font-name="Ubuntu1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9" style:family="paragraph" style:parent-style-name="Text_20_body">
      <style:paragraph-properties fo:margin-left="-0.0925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0pt" style:font-size-asian="10pt" style:font-size-complex="10pt"/>
    </style:style>
    <style:style style:name="P10" style:family="paragraph" style:parent-style-name="Standard">
      <style:text-properties style:font-name="Ubuntu1"/>
    </style:style>
    <style:style style:name="P11" style:family="paragraph" style:parent-style-name="Standard">
      <style:text-properties style:font-name="Ubuntu1" fo:font-size="10pt" style:font-size-asian="10pt" style:font-size-complex="10pt"/>
    </style:style>
    <style:style style:name="P12" style:family="paragraph" style:parent-style-name="Standard">
      <style:text-properties style:font-name="Ubuntu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buntu1"/>
    </style:style>
    <style:style style:name="P14" style:family="paragraph" style:parent-style-name="Standard">
      <style:text-properties style:font-name="Ubuntu1" fo:font-size="14pt" style:font-size-asian="14pt" style:font-size-complex="14pt"/>
    </style:style>
    <style:style style:name="P15" style:family="paragraph" style:parent-style-name="Standard">
      <style:paragraph-properties fo:break-before="column"/>
      <style:text-properties style:font-name="Ubuntu1" fo:font-size="10pt" style:font-size-asian="10pt" style:font-size-complex="10pt"/>
    </style:style>
    <style:style style:name="P16" style:family="paragraph" style:parent-style-name="Heading_20_1">
      <style:text-properties fo:font-variant="small-caps" style:font-name="Ubuntu1" fo:font-size="28pt" style:font-size-asian="28pt" style:font-size-complex="28pt"/>
    </style:style>
    <style:style style:name="P1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Heading_20_3">
      <style:text-properties style:font-name="Ubuntu1"/>
    </style:style>
    <style:style style:name="P19" style:family="paragraph" style:parent-style-name="Heading_20_3">
      <style:text-properties style:font-name="Ubuntu1" fo:font-size="14pt" style:font-size-asian="14pt" style:font-size-complex="14pt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Ubuntu1" fo:font-size="11pt" style:font-size-asian="11pt" style:font-size-complex="11pt"/>
    </style:style>
    <style:style style:name="T2" style:family="text">
      <style:text-properties fo:font-variant="normal" fo:text-transform="none" style:font-name="Ubuntu1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333333" fo:font-size="10pt" fo:letter-spacing="normal" fo:font-style="italic" fo:font-weight="normal" style:font-size-asian="10pt" style:font-style-asian="italic" style:font-size-complex="10pt" style:font-style-complex="italic"/>
    </style:style>
    <style:style style:name="T4" style:family="text">
      <style:text-properties style:font-name="Ubuntu1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33333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666666" fo:font-size="11pt" style:font-size-asian="11pt" style:font-size-complex="11pt"/>
    </style:style>
    <style:style style:name="T14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666666" fo:font-size="11pt" fo:font-style="normal" style:font-size-asian="11pt" style:font-style-asian="normal" style:font-size-complex="11pt" style:font-style-complex="normal"/>
    </style:style>
    <style:style style:name="T16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666666" fo:font-style="italic" style:font-style-asian="italic" style:font-style-complex="italic"/>
    </style:style>
    <style:style style:name="T18" style:family="text">
      <style:text-properties fo:color="#666666" fo:font-style="normal" style:font-style-asian="normal" style:font-style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>
          <style:column style:rel-width="7458*" fo:start-indent="0in" fo:end-indent="0.0634in"/>
          <style:column style:rel-width="2514*" fo:start-indent="0.0634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3892*" fo:start-indent="0in" fo:end-indent="0.052in"/>
          <style:column style:rel-width="3983*" fo:start-indent="0.052in" fo:end-indent="0.052in"/>
          <style:column style:rel-width="2097*" fo:start-indent="0.052in" fo:end-indent="0in"/>
        </style:columns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tracked-changes text:track-changes="false">
        <text:changed-region xml:id="ct58708464" text:id="ct58708464">
          <text:insertion>
            <office:change-info>
              <dc:creator>mle </dc:creator>
              <dc:date>2013-03-21T09:50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re">
        <text:h text:style-name="P16" text:outline-level="1"><text:conditional-text text:condition="ooow:true" text:string-value-if-true="object.name" text:string-value-if-false="">object.name</text:conditional-text></text:h>
        <text:p text:style-name="P7"><text:conditional-text text:condition="ooow:true" text:string-value-if-true="object.description_teaser" text:string-value-if-false="">object.description_teaser</text:conditional-text></text:p>
        <text:p text:style-name="P5"><text:conditional-text text:condition="ooow:true" text:string-value-if-true="_('Themes')" text:string-value-if-false="">_('Themes')</text:conditional-text>: <text:conditional-text text:condition="ooow:true" text:string-value-if-true="object.themes_display" text:string-value-if-false="">object.themes_display</text:conditional-text></text:p>
        <text:p text:style-name="P5"><text:conditional-text text:condition="ooow:true" text:string-value-if-true="_('Usages')" text:string-value-if-false="">_('Usages')</text:conditional-text>: <text:conditional-text text:condition="ooow:true" text:string-value-if-true="object.usages_display" text:string-value-if-false="">object.usages_display</text:conditional-text></text:p>
        <text:p text:style-name="P8"><text:conditional-text text:condition="ooow:true" text:string-value-if-true="_('Networks')" text:string-value-if-false="">_('Networks')</text:conditional-text>: <text:conditional-text text:condition="ooow:true" text:string-value-if-true="object.networks_display" text:string-value-if-false="">object.networks_display</text:conditional-text></text:p>
        <text:p text:style-name="P2"><text:span text:style-name="T1"><text:conditional-text text:condition="ooow:true" text:string-value-if-true="object.departure" text:string-value-if-false="">object.departure</text:conditional-text></text:span><text:span text:style-name="T1"> → </text:span><text:span text:style-name="T1"><text:conditional-text text:condition="ooow:true" text:string-value-if-true="object.arrival" text:string-value-if-false="">object.arrival</text:conditional-text></text:span><text:span text:style-name="T1"> (</text:span><text:span text:style-name="T1"><text:conditional-text text:condition="ooow:true" text:string-value-if-true="object.route" text:string-value-if-false="">object.route</text:conditional-text></text:span><text:span text:style-name="T1">), </text:span><text:span text:style-name="T2"><text:conditional-text text:condition="ooow:true" text:string-value-if-true="object.difficulty" text:string-value-if-false="">object.difficulty</text:conditional-text></text:span><text:span text:style-name="T1">, </text:span><text:span text:style-name="T2"><text:conditional-text text:condition="ooow:true" text:string-value-if-true="object.duration" text:string-value-if-false="">object.duration</text:conditional-text></text:span><text:span text:style-name="T2">H</text:span><text:span text:style-name="T1">, </text:span><text:span text:style-name="T1"><text:conditional-text text:condition="ooow:true" text:string-value-if-true="object.ascent" text:string-value-if-false="">object.ascent</text:conditional-text></text:span><text:span text:style-name="T1">m</text:span></text:p>
        <text:p text:style-name="P3"><text:span text:style-name="T4"><text:conditional-text text:condition="ooow:true" text:string-value-if-true="_('Advice')" text:string-value-if-false="">_('Advice')</text:conditional-text></text:span></text:p>
        <text:p text:style-name="P4"><text:conditional-text text:condition="ooow:true" text:string-value-if-true="object.advice" text:string-value-if-false="">object.advice</text:conditional-text></text:p>
      </text:section>
      <text:p text:style-name="P1">Im<office:annotation><dc:creator>mle </dc:creator><dc:date>2013-03-18T17:16:28</dc:date><text:p text:style-name="P20"><text:span text:style-name="T23">do text</text:span></text:p><text:p text:style-name="P20"><text:span text:style-name="T23">from document(at=MEDIA_ROOT+object.picture_print.name, anchor='paragraph')</text:span></text:p></office:annotation>age</text:p>
      <text:section text:style-name="Sect2" text:name="Section1">
        <text:p text:style-name="P6"><text:span text:style-name="T6"><text:conditional-text text:condition="ooow:true" text:string-value-if-true="object.description" text:string-value-if-false="">object.description</text:conditional-text>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7"><office:annotation><dc:creator>mle </dc:creator><dc:date>2013-03-20T11:23:30</dc:date><text:p text:style-name="P20"><text:span text:style-name="T21">do table for theme in object.themes.all()</text:span></text:p></office:annotation>pictoth<office:annotation><dc:creator>mle </dc:creator><dc:date>2013-03-20T11:24:27</dc:date><text:p text:style-name="P20"><text:span text:style-name="T21">do text</text:span></text:p><text:p text:style-name="P20"><text:span text:style-name="T21">from document(content=theme.pictogram_off,format='png',anchor='as-char')</text:span></text:p></office:annotation>eme</text:p>
            </table:table-cell>
          </table:table-row>
        </table:table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17"><office:annotation><dc:creator>mle </dc:creator><dc:date>2013-03-20T11:23:30</dc:date><text:p text:style-name="P20"><text:span text:style-name="T21">do table for usage in object.usages.all()</text:span></text:p></office:annotation>pictou<office:annotation><dc:creator>mle </dc:creator><dc:date>2013-03-20T11:35:56</dc:date><text:p text:style-name="P20"><text:span text:style-name="T20">do text</text:span></text:p><text:p text:style-name="P20"><text:span text:style-name="T21">from document(at=MEDIA_ROOT+usage.pictogram.name,format='png',anchor='as-char')</text:span></text:p></office:annotation>sage</text:p>
            </table:table-cell>
          </table:table-row>
        </table:table>
        <text:p text:style-name="P9"/>
      </text:section>
      <text:p text:style-name="P13"><text:span text:style-name="T3"><text:conditional-text text:condition="ooow:true" text:string-value-if-true="object.ambiance" text:string-value-if-false="">object.ambiance</text:conditional-text>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M<office:annotation><dc:creator>mle </dc:creator><dc:date>2013-03-20T11:49:14</dc:date><text:p text:style-name="P20"><text:span text:style-name="T20">do text</text:span></text:p><text:p text:style-name="P20"><text:span text:style-name="T21">from document(at=object.get_map_image_path())</text:span></text:p></office:annotation>ap</text:p>
          </table:table-cell>
          <table:table-cell table:style-name="Tableau5.A1" office:value-type="string">
            <text:p text:style-name="P11"><text:conditional-text text:condition="ooow:true" text:string-value-if-true="object.access" text:string-value-if-false="">object.access</text:conditional-text></text:p>
            <text:p text:style-name="P11"/>
            <text:p text:style-name="P15"><draw:frame text:anchor-type="as-char" svg:y="-0.1339in" draw:z-index="1" draw:style-name="gr1" draw:text-style-name="P23" svg:width="0.2189in" svg:height="0.2189in"><draw:image xlink:href="Pictures/10000201000000200000002016917E30.png" xlink:type="simple" xlink:show="embed" xlink:actuate="onLoad"><text:p/></draw:image></draw:frame><text:conditional-text text:condition="ooow:true" text:string-value-if-true="object.public_transport" text:string-value-if-false="">object.public_transport</text:conditional-text></text:p>
            <text:p text:style-name="P11"><draw:frame draw:style-name="fr2" draw:name="images1" text:anchor-type="as-char" svg:y="-0.161in" svg:width="0.1937in" svg:height="0.1937in" draw:z-index="2"><draw:image xlink:href="Pictures/100002010000012C0000012C981B9455.png" xlink:type="simple" xlink:show="embed" xlink:actuate="onLoad"/></draw:frame> <text:conditional-text text:condition="ooow:true" text:string-value-if-true="object.advised_parking" text:string-value-if-false="">object.advised_parking</text:conditional-text></text:p>
            <text:p text:style-name="P11"><draw:frame draw:style-name="fr1" draw:name="images2" text:anchor-type="as-char" svg:y="-0.1957in" svg:width="0.2307in" svg:height="0.2307in" draw:z-index="0"><draw:image xlink:href="Pictures/1000020100000040000000403758F02E.png" xlink:type="simple" xlink:show="embed" xlink:actuate="onLoad"/></draw:frame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h text:style-name="P18" text:outline-level="3"><text:span text:style-name="T19"><text:conditional-text text:condition="ooow:true" text:string-value-if-true="_('Points of interest')" text:string-value-if-false="">_('Points of interest')</text:conditional-text></text:span><text:span text:style-name="T19">...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<office:annotation><dc:creator>mle </dc:creator><dc:date>2013-03-20T13:04:06</dc:date><text:p text:style-name="P21"><text:span text:style-name="T22">do table for poi in object.pois</text:span></text:p></office:annotation> pc<office:annotation><dc:creator>mle </dc:creator><dc:date>2013-03-21T09:43:44</dc:date><text:p text:style-name="P20"><text:span text:style-name="T20">do text</text:span></text:p><text:p text:style-name="P20"><text:span text:style-name="T21">from document(at=MEDIA_ROOT+poi.type.pictogram.name,format='png',anchor='as-char')</text:span></text:p></office:annotation>t</text:p>
          </table:table-cell>
          <table:table-cell table:style-name="Tableau3.A1" office:value-type="string">
            <text:p text:style-name="P12"><text:change-start text:change-id="ct58708464"/><text:span text:style-name="T15">poi.type.label</text:span><text:change-end text:change-id="ct58708464"/><text:span text:style-name="T10"> </text:span><text:span text:style-name="T8"><text:conditional-text text:condition="ooow:true" text:string-value-if-true="poi.name" text:string-value-if-false="">poi.name</text:conditional-text></text:span><text:span text:style-name="T8"> </text:span><text:span text:style-name="T11">:</text:span></text:p>
            <text:p text:style-name="P12"><text:span text:style-name="T12">descript</text:span><text:span text:style-name="T12"><office:annotation><dc:creator>mle </dc:creator><dc:date>2013-03-21T09:54:12</dc:date><text:p text:style-name="P21"><text:span text:style-name="T22">do text</text:span></text:p><text:p text:style-name="P21"><text:span text:style-name="T22">from xhtml(poi.description)</text:span></text:p></office:annotation></text:span><text:span text:style-name="T12">ion</text:span></text:p>
          </table:table-cell>
        </table:table-row>
      </table:table>
      <text:p text:style-name="P14"/>
      <text:h text:style-name="P19" text:outline-level="3"><text:conditional-text text:condition="ooow:true" text:string-value-if-true="_('See also')" text:string-value-if-false="">_('See also')</text:conditional-text>...</text:h>
      <text:section text:style-name="Sect3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1"><office:annotation><dc:creator>mle </dc:creator><dc:date>2013-03-20T12:38:55</dc:date><text:p text:style-name="P22"><text:span text:style-name="T20">do table for weblink in object.web_links.all() </text:span></text:p></office:annotation>pc<office:annotation><dc:creator>mle </dc:creator><dc:date>2013-03-20T12:31:33</dc:date><text:p text:style-name="P20"><text:span text:style-name="T20">do text</text:span></text:p><text:p text:style-name="P20"><text:span text:style-name="T21">from document(at=MEDIA_ROOT+weblink.category.pictogram.name,format='png',anchor='as-char')</text:span></text:p></office:annotation>t</text:p>
            </table:table-cell>
            <table:table-cell table:style-name="Tableau4.A1" office:value-type="string">
              <text:p text:style-name="P11"><text:conditional-text text:condition="ooow:true" text:string-value-if-true="weblink.name" text:string-value-if-false="">weblink.name</text:conditional-text> (<text:conditional-text text:condition="ooow:true" text:string-value-if-true="weblink.url" text:string-value-if-false="">weblink.url</text:conditional-text>)</text:p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Caption_20_characters" style:display-name="Caption character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366in" fo:margin-bottom="0.7874in" fo:margin-left="0.7874in" fo:margin-right="0.7874in" fo:background-color="transparent" style:writing-mode="lr-tb" style:footnote-max-height="0in">
        <style:background-image xlink:href="Pictures/10000201000003FF000003F19354B228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1T10:13:29</dc:date>
    <dc:creator>mle </dc:creator>
    <meta:editing-duration>P2DT20H8M46S</meta:editing-duration>
    <meta:editing-cycles>183</meta:editing-cycles>
    <meta:generator>LibreOffice/3.5$Linux_X86_64 LibreOffice_project/350m1$Build-2</meta:generator>
    <meta:printed-by>mle </meta:printed-by>
    <meta:print-date>2013-03-20T12:05:40</meta:print-date>
    <meta:document-statistic meta:table-count="5" meta:image-count="2" meta:object-count="0" meta:page-count="1" meta:paragraph-count="25" meta:word-count="58" meta:character-count="542" meta:non-whitespace-character-count="522"/>
  </office:meta>
</office:document-meta>
</file>